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7.45pt"/>
    </style:style>
    <style:style style:name="co37" style:family="table-column">
      <style:table-column-properties fo:break-before="auto" style:column-width="27.75pt"/>
    </style:style>
    <style:style style:name="co38" style:family="table-column">
      <style:table-column-properties fo:break-before="auto" style:column-width="286.7pt"/>
    </style:style>
    <style:style style:name="co39" style:family="table-column">
      <style:table-column-properties fo:break-before="auto" style:column-width="49.24pt"/>
    </style:style>
    <style:style style:name="co40" style:family="table-column">
      <style:table-column-properties fo:break-before="auto" style:column-width="127.36pt"/>
    </style:style>
    <style:style style:name="co41" style:family="table-column">
      <style:table-column-properties fo:break-before="auto" style:column-width="56.61pt"/>
    </style:style>
    <style:style style:name="co42" style:family="table-column">
      <style:table-column-properties fo:break-before="auto" style:column-width="52.16pt"/>
    </style:style>
    <style:style style:name="co43" style:family="table-column">
      <style:table-column-properties fo:break-before="auto" style:column-width="47.06pt"/>
    </style:style>
    <style:style style:name="co44" style:family="table-column">
      <style:table-column-properties fo:break-before="auto" style:column-width="53.66pt"/>
    </style:style>
    <style:style style:name="co45" style:family="table-column">
      <style:table-column-properties fo:break-before="auto" style:column-width="203.64pt"/>
    </style:style>
    <style:style style:name="co46" style:family="table-column">
      <style:table-column-properties fo:break-before="auto" style:column-width="248.46pt"/>
    </style:style>
    <style:style style:name="co47" style:family="table-column">
      <style:table-column-properties fo:break-before="auto" style:column-width="245.54pt"/>
    </style:style>
    <style:style style:name="co48" style:family="table-column">
      <style:table-column-properties fo:break-before="auto" style:column-width="94.11pt"/>
    </style:style>
    <style:style style:name="co49" style:family="table-column">
      <style:table-column-properties fo:break-before="auto" style:column-width="125.69pt"/>
    </style:style>
    <style:style style:name="co50" style:family="table-column">
      <style:table-column-properties fo:break-before="auto" style:column-width="310.96pt"/>
    </style:style>
    <style:style style:name="co51" style:family="table-column">
      <style:table-column-properties fo:break-before="auto" style:column-width="33.14pt"/>
    </style:style>
    <style:style style:name="co5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3" style:family="table-cell" style:parent-style-name="Default"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vertical-align="middle"/>
    </style:style>
    <style:style style:name="ce89" style:family="table-cell" style:parent-style-name="Default"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complex="bold" style:language-complex="none" style:country-complex="none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12" style:family="text">
      <style:text-properties style:language-complex="none" style:country-complex="none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9"/>
        <table:table-column table:style-name="co12" table:default-cell-style-name="ce48"/>
        <table:table-column table:style-name="co1" table:default-cell-style-name="ce48"/>
        <table:table-column table:style-name="co13" table:default-cell-style-name="ce55"/>
        <table:table-column table:style-name="co14" table:default-cell-style-name="ce9"/>
        <table:table-column table:style-name="co15" table:default-cell-style-name="ce60"/>
        <table:table-column table:style-name="co16" table:default-cell-style-name="ce63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121" office:value-type="string" calcext:value-type="string" table:number-columns-spanned="3" table:number-rows-spanned="1">
            <text:p>Day to</text:p>
          </table:table-cell>
          <table:covered-table-cell table:style-name="ce121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0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121" office:value-type="string" calcext:value-type="string" table:number-columns-spanned="3" table:number-rows-spanned="1">
            <text:p>Drip It</text:p>
          </table:table-cell>
          <table:covered-table-cell table:style-name="ce121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70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Sat</text:p>
          </table:table-cell>
          <table:table-cell table:style-name="ce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table:style-name="ce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1.5" calcext:value-type="float">
            <text:p>21.5</text:p>
          </table:table-cell>
          <table:table-cell table:style-name="ce43" office:value-type="float" office:value="10.5" calcext:value-type="float">
            <text:p>10.5</text:p>
          </table:table-cell>
          <table:table-cell table:style-name="ce46" office:value-type="string" calcext:value-type="string">
            <text:p>Sun</text:p>
          </table:table-cell>
          <table:table-cell table:style-name="ce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groja.com/about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 list" table:style-name="ta1">
        <office:forms form:automatic-focus="false" form:apply-design-mode="false"/>
        <table:table-column table:style-name="co25" table:default-cell-style-name="ce74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1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2"/>
          <table:table-cell table:style-name="ce31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79"/>
        </table:table-row>
        <table:table-row table:style-name="ro4">
          <table:table-cell table:style-name="ce73" office:value-type="string" calcext:value-type="string">
            <text:p>Title</text:p>
          </table:table-cell>
          <table:table-cell table:style-name="ce31" office:value-type="string" calcext:value-type="string">
            <text:p>Content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30" office:value-type="string" calcext:value-type="string">
            <text:p>Sell GoT Paperback</text:p>
          </table:table-cell>
          <table:table-cell table:style-name="ce34" office:value-type="string" calcext:value-type="string">
            <text:p>few-off</text:p>
          </table:table-cell>
          <table:table-cell table:number-columns-repeated="12" table:style-name="ce34" office:value-type="string" calcext:value-type="string">
            <text:p>N/A</text:p>
          </table:table-cell>
          <table:table-cell table:style-name="ce168" office:value-type="string" calcext:value-type="string">
            <text:p>See one_offs posts sheet</text:p>
          </table:table-cell>
        </table:table-row>
        <table:table-row table:style-name="ro4">
          <table:table-cell table:style-name="ce71"/>
          <table:table-cell table:style-name="Default"/>
          <table:table-cell table:style-name="ce30"/>
          <table:table-cell table:style-name="ce121" table:number-columns-repeated="12"/>
          <table:table-cell table:style-name="ce41"/>
        </table:table-row>
        <table:table-row table:style-name="ro7">
          <table:table-cell table:style-name="ce16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34" office:value-type="string" calcext:value-type="string">
            <text:p>few-off</text:p>
          </table:table-cell>
          <table:table-cell table:number-columns-repeated="12" table:style-name="ce34" office:value-type="string" calcext:value-type="string">
            <text:p>N/A</text:p>
          </table:table-cell>
          <table:table-cell table:style-name="ce168" office:value-type="string" calcext:value-type="string">
            <text:p>See one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6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one_offs posts" table:style-name="ta1">
        <office:forms form:automatic-focus="false" form:apply-design-mode="false"/>
        <table:table-column table:style-name="co28" table:default-cell-style-name="Default"/>
        <table:table-column table:style-name="co28" table:default-cell-style-name="ce29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21" office:value-type="string" calcext:value-type="string">
            <text:p>Seq.</text:p>
          </table:table-cell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21" office:value-type="string" calcext:value-type="string">
            <text:p>No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41"/>
        </table:table-row>
        <table:table-row table:style-name="ro7" table:number-rows-repeated="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43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169" office:value-type="string" calcext:value-type="string">
            <text:p>got_christmas</text:p>
          </table:table-cell>
          <table:table-cell table:style-name="ce170"/>
          <table:table-cell table:style-name="ce31"/>
          <table:table-cell table:style-name="ce3"/>
          <table:table-cell table:style-name="ce121" table:number-columns-repeated="13"/>
          <table:table-cell/>
        </table:table-row>
        <table:table-row table:style-name="ro5">
          <table:table-cell/>
          <table:table-cell table:style-name="ce45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43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43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4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6" table:default-cell-style-name="ce80"/>
        <table:table-column table:style-name="co37" table:default-cell-style-name="ce21"/>
        <table:table-column table:style-name="co38" table:default-cell-style-name="ce83"/>
        <table:table-column table:style-name="co39" table:default-cell-style-name="ce76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39" table:number-columns-repeated="3" table:default-cell-style-name="ce20"/>
        <table:table-column table:style-name="co42" table:number-columns-repeated="2" table:default-cell-style-name="ce20"/>
        <table:table-column table:style-name="co44" table:default-cell-style-name="ce20"/>
        <table:table-column table:style-name="co33" table:default-cell-style-name="ce20"/>
        <table:table-column table:style-name="co45" table:default-cell-style-name="ce9"/>
        <table:table-column table:style-name="co3" table:number-columns-repeated="1007" table:default-cell-style-name="Default"/>
        <table:table-row table:style-name="ro1">
          <table:table-cell table:number-columns-repeated="6"/>
          <table:table-cell table:style-name="ce3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7"/>
          <table:table-cell table:number-columns-repeated="2"/>
          <table:table-cell table:style-name="ce31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7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7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30"/>
          <table:table-cell table:style-name="ce32"/>
          <table:table-cell table:style-name="ce78"/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4">
          <table:table-cell table:style-name="ce81"/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The process evolves over time – Tom H 1987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4">
          <table:table-cell table:style-name="ce81"/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Tom H 1987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Step 1 – Research the Perso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75" office:value-type="string" calcext:value-type="string">
            <text:p>Research the Person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75" office:value-type="string" calcext:value-type="string">
            <text:p>Friends → TV → Books – Alexander Hamilt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75" office:value-type="string" calcext:value-type="string">
            <text:p>Alexander Hamilt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2" calcext:value-type="float">
            <text:p>2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style-name="ce75" office:value-type="string" calcext:value-type="string">
            <text:p>Step 2 – Answer a Questionnaire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table:style-name="ce75" office:value-type="string" calcext:value-type="string">
            <text:p>Answer a Questionnaire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ention the MBTI – Tom H MBTI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Tom H MBTI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Made the questionnaire my ow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/>
          <table:table-cell table:style-name="ce75"/>
          <table:table-cell table:style-name="ce85"/>
          <table:table-cell table:style-name="ce30"/>
          <table:table-cell table:number-columns-repeated="10"/>
          <table:table-cell table:style-name="ce20"/>
          <table:table-cell table:number-columns-repeated="1007"/>
        </table:table-row>
        <table:table-row table:style-name="ro7">
          <table:table-cell table:style-name="ce82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Step 3 – Draw the Image</text:p>
          </table:table-cell>
          <table:table-cell table:style-name="ce85" office:value-type="string" calcext:value-type="string">
            <text:p>S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Draw the Image</text:p>
          </table:table-cell>
          <table:table-cell table:style-name="ce85" office:value-type="string" calcext:value-type="string">
            <text:p>L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4">
          <table:table-cell table:style-name="ce81"/>
          <table:table-cell office:value-type="float" office:value="15" calcext:value-type="float">
            <text:p>15</text:p>
          </table:table-cell>
          <table:table-cell table:style-name="ce75" office:value-type="string" calcext:value-type="string">
            <text:p>It’s Lonely at the Top – Thomas Jeffers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4">
          <table:table-cell table:style-name="ce81"/>
          <table:table-cell office:value-type="float" office:value="16" calcext:value-type="float">
            <text:p>16</text:p>
          </table:table-cell>
          <table:table-cell table:style-name="ce75" office:value-type="string" calcext:value-type="string">
            <text:p>Thomas Jeffers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table:style-name="ce75" office:value-type="string" calcext:value-type="string">
            <text:p>Step 4 – Post Them on the Web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table:style-name="ce75" office:value-type="string" calcext:value-type="string">
            <text:p>Post Them on the Web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9" calcext:value-type="float">
            <text:p>19</text:p>
          </table:table-cell>
          <table:table-cell table:style-name="ce75" office:value-type="string" calcext:value-type="string">
            <text:p>SeeOurminds vs. Artsyvisions – Mulder &amp; Scully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table:style-name="ce75" office:value-type="string" calcext:value-type="string">
            <text:p>Mulder &amp; Scully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table:style-name="ce75" office:value-type="string" calcext:value-type="string">
            <text:p>Step 5 – Write About Them in Ebooks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2" calcext:value-type="float">
            <text:p>22</text:p>
          </table:table-cell>
          <table:table-cell table:style-name="ce75" office:value-type="string" calcext:value-type="string">
            <text:p>Write About Them in Ebooks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table:style-name="ce75" office:value-type="string" calcext:value-type="string">
            <text:p>Images can be difficult – Donald &amp; Steve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table:style-name="ce75" office:value-type="string" calcext:value-type="string">
            <text:p>Donald &amp; Steve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5" calcext:value-type="float">
            <text:p>25</text:p>
          </table:table-cell>
          <table:table-cell table:style-name="ce75" office:value-type="string" calcext:value-type="string">
            <text:p>Step 6 – Post to Social Sites</text:p>
          </table:table-cell>
          <table:table-cell table:style-name="ce85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6" calcext:value-type="float">
            <text:p>26</text:p>
          </table:table-cell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0"/>
          <table:table-cell table:style-name="ce3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style-name="ce26"/>
          <table:table-cell office:value-type="float" office:value="27" calcext:value-type="float">
            <text:p>27</text:p>
          </table:table-cell>
          <table:table-cell table:style-name="ce75" office:value-type="string" calcext:value-type="string">
            <text:p>Summary – Tom W Hartung 2019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style-name="ce26"/>
          <table:table-cell office:value-type="float" office:value="28" calcext:value-type="float">
            <text:p>28</text:p>
          </table:table-cell>
          <table:table-cell table:style-name="ce75" office:value-type="string" calcext:value-type="string">
            <text:p>Tom W Hartung 2019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Default"/>
          <table:table-cell table:style-name="ce10"/>
          <table:table-cell table:style-name="Default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10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>
          <table:table-cell table:style-name="ce82"/>
          <table:table-cell table:style-name="ce10"/>
          <table:table-cell table:style-name="ce84" office:value-type="string" calcext:value-type="string">
            <text:p>¹<text:span text:style-name="T8"> S=Square, L=Landscape, P=Portrait</text:span></text:p>
          </table:table-cell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5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4">
          <table:table-cell table:style-name="ce81"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>
          <table:table-cell table:style-name="ce82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4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4">
          <table:table-cell table:style-name="ce81"/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3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 table:number-rows-repeated="4">
          <table:table-cell table:style-name="ce82"/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ce82"/>
          <table:table-cell table:style-name="ce10"/>
          <table:table-cell table:number-columns-repeated="2"/>
          <table:table-cell table:style-name="ce8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 table:number-rows-repeated="3">
          <table:table-cell table:style-name="ce82"/>
          <table:table-cell table:style-name="ce10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7">
          <table:table-cell table:style-name="ce26"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52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9">
          <table:table-cell table:number-columns-repeated="4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47">
          <table:table-cell table:number-columns-repeated="4"/>
          <table:table-cell table:style-name="ce8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50">
          <table:table-cell table:number-columns-repeated="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156">
          <table:table-cell table:number-columns-repeated="5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90">
          <table:table-cell table:number-columns-repeated="8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08"/>
        </table:table-row>
        <table:table-row table:style-name="ro5" table:number-rows-repeated="295">
          <table:table-cell table:number-columns-repeated="12"/>
          <table:table-cell table:style-name="ce88"/>
          <table:table-cell/>
          <table:table-cell table:style-name="ce88"/>
          <table:table-cell table:number-columns-repeated="1008"/>
        </table:table-row>
        <table:table-row table:style-name="ro5" table:number-rows-repeated="1047571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ask_and_answer" table:style-name="ta1">
        <office:forms form:automatic-focus="false" form:apply-design-mode="false"/>
        <table:table-column table:style-name="co36" table:default-cell-style-name="ce80"/>
        <table:table-column table:style-name="co46" table:default-cell-style-name="ce83"/>
        <table:table-column table:style-name="co29" table:default-cell-style-name="ce20"/>
        <table:table-column table:style-name="co3" table:number-columns-repeated="10" table:default-cell-style-name="ce20"/>
        <table:table-column table:style-name="co4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1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121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121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121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12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39" table:default-cell-style-name="ce6"/>
        <table:table-column table:style-name="co48" table:default-cell-style-name="Default"/>
        <table:table-column table:style-name="co49" table:default-cell-style-name="ce21"/>
        <table:table-column table:style-name="co3" table:number-columns-repeated="4" table:default-cell-style-name="ce21"/>
        <table:table-column table:style-name="co5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office:forms form:automatic-focus="false" form:apply-design-mode="false"/>
        <table:table-column table:style-name="co51" table:default-cell-style-name="ce10"/>
        <table:table-column table:style-name="co36" table:default-cell-style-name="ce1"/>
        <table:table-column table:style-name="co52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4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0"/>
          <table:table-cell table:style-name="ce70"/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9"/>
        </table:table-row>
        <table:table-row table:style-name="ro4">
          <table:table-cell table:style-name="ce12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 table:number-columns-repeated="11"/>
          <table:table-cell table:style-name="ce41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91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1" table:number-columns-repeated="10"/>
          <table:table-cell table:style-name="ce4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21" table:number-columns-repeated="10"/>
          <table:table-cell table:style-name="ce4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22:42:38.463801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2-24T23:32:10.427754040</dc:date>
    <meta:editing-duration>P64DT16H15M13S</meta:editing-duration>
    <meta:editing-cycles>1155</meta:editing-cycles>
    <meta:document-statistic meta:table-count="10" meta:cell-count="1536" meta:object-count="0"/>
  </office:meta>
</office:document-meta>
</file>